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4.648cm"/>
    </style:style>
    <style:style style:name="co3" style:family="table-column">
      <style:table-column-properties fo:break-before="auto" style:column-width="22.53cm"/>
    </style:style>
    <style:style style:name="co4" style:family="table-column">
      <style:table-column-properties fo:break-before="auto" style:column-width="10.029cm"/>
    </style:style>
    <style:style style:name="co5" style:family="table-column">
      <style:table-column-properties fo:break-before="auto" style:column-width="8.151cm"/>
    </style:style>
    <style:style style:name="co6" style:family="table-column">
      <style:table-column-properties fo:break-before="auto" style:column-width="11.882cm"/>
    </style:style>
    <style:style style:name="co7" style:family="table-column">
      <style:table-column-properties fo:break-before="auto" style:column-width="20.514cm"/>
    </style:style>
    <style:style style:name="co8" style:family="table-column">
      <style:table-column-properties fo:break-before="auto" style:column-width="23.509cm"/>
    </style:style>
    <style:style style:name="co9" style:family="table-column">
      <style:table-column-properties fo:break-before="auto" style:column-width="12.481cm"/>
    </style:style>
    <style:style style:name="co10" style:family="table-column">
      <style:table-column-properties fo:break-before="auto" style:column-width="11.663cm"/>
    </style:style>
    <style:style style:name="co11" style:family="table-column">
      <style:table-column-properties fo:break-before="auto" style:column-width="12.017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tem_typ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dded_date</text:p>
          </table:table-cell>
          <table:table-cell table:number-columns-repeated="4"/>
        </table:table-row>
        <table:table-row table:style-name="ro2">
          <table:table-cell office:value-type="float" office:value="465820596" calcext:value-type="float">
            <text:p>465820596</text:p>
          </table:table-cell>
          <table:table-cell office:value-type="string" calcext:value-type="string">
            <text:p>Fra det nu forsvundne Solrød kommune</text:p>
          </table:table-cell>
          <table:table-cell office:value-type="string" calcext:value-type="string">
            <text:p>Steen Rosendahl</text:p>
          </table:table-cell>
          <table:table-cell office:value-type="string" calcext:value-type="string">
            <text:p><text:s/>Solrød lokalhistoriske arkiv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København] : Strandbergs forlag, 1984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79686183" calcext:value-type="float">
            <text:p>479686183</text:p>
          </table:table-cell>
          <table:table-cell office:value-type="string" calcext:value-type="string">
            <text:p>Råd og vejledning for børn og unge og deres forældre</text:p>
          </table:table-cell>
          <table:table-cell office:value-type="string" calcext:value-type="string">
            <text:p>Solrød Kommune. Pædagogisk-psykologisk rådgivning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Solrød Kommune. Pædagogisk-psykologisk rådgivning, 1990?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78370788" calcext:value-type="float">
            <text:p>478370788</text:p>
          </table:table-cell>
          <table:table-cell office:value-type="string" calcext:value-type="string">
            <text:p>Et hjem i fritiden</text:p>
          </table:table-cell>
          <table:table-cell office:value-type="string" calcext:value-type="string">
            <text:p>Solrød Kommun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kommunen, 198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88492529" calcext:value-type="float">
            <text:p>488492529</text:p>
          </table:table-cell>
          <table:table-cell office:value-type="string" calcext:value-type="string">
            <text:p>Solrød atletik &amp; motion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871903776" calcext:value-type="float">
            <text:p>871903776</text:p>
          </table:table-cell>
          <table:table-cell office:value-type="string" calcext:value-type="string">
            <text:p>Solrød på 2 hjul</text:p>
          </table:table-cell>
          <table:table-cell office:value-type="string" calcext:value-type="string">
            <text:p>Vibeke Andersen</text:p>
          </table:table-cell>
          <table:table-cell office:value-type="string" calcext:value-type="string">
            <text:p><text:s/>Lis Egebjerg</text:p>
          </table:table-cell>
          <table:table-cell office:value-type="string" calcext:value-type="string">
            <text:p><text:s/>Knud Jørgensen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audiobook_cd</text:p>
          </table:table-cell>
          <table:table-cell/>
          <table:table-cell office:value-type="string" calcext:value-type="string">
            <text:p>[Solrød Strand] : Solrød Bibliotek, 2009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/>
        </table:table-row>
        <table:table-row table:style-name="ro1">
          <table:table-cell office:value-type="float" office:value="797915547" calcext:value-type="float">
            <text:p>797915547</text:p>
          </table:table-cell>
          <table:table-cell office:value-type="string" calcext:value-type="string">
            <text:p>Drupal Web Services</text:p>
          </table:table-cell>
          <table:table-cell office:value-type="string" calcext:value-type="string">
            <text:p>Trevor James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., 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652165136" calcext:value-type="float">
            <text:p>652165136</text:p>
          </table:table-cell>
          <table:table-cell office:value-type="string" calcext:value-type="string">
            <text:p>Encyclopedia of the Gilded Age and Progressive Era</text:p>
          </table:table-cell>
          <table:table-cell office:value-type="string" calcext:value-type="string">
            <text:p>John D Buenker</text:p>
          </table:table-cell>
          <table:table-cell office:value-type="string" calcext:value-type="string">
            <text:p><text:s/>Joseph Buenker</text:p>
          </table:table-cell>
          <table:table-cell office:value-type="string" calcext:value-type="string">
            <text:p><text:s/>Sharpe Online Reference.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Sharpe Reference, 2005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/>
        </table:table-row>
        <table:table-row table:style-name="ro1">
          <table:table-cell office:value-type="float" office:value="869293455" calcext:value-type="float">
            <text:p>869293455</text:p>
          </table:table-cell>
          <table:table-cell office:value-type="string" calcext:value-type="string">
            <text:p>MultiMedia modeling : 20th Anniversary International Conference, MMM 2014, Dublin, Ireland, January 6-10, 2014, Proceedings. Part II</text:p>
          </table:table-cell>
          <table:table-cell office:value-type="string" calcext:value-type="string">
            <text:p>Cathal Gurrin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Cham : Springer, 2014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3327903" calcext:value-type="float">
            <text:p>3327903</text:p>
          </table:table-cell>
          <table:table-cell office:value-type="string" calcext:value-type="string">
            <text:p>Stars, their birth, life, and death</text:p>
          </table:table-cell>
          <table:table-cell office:value-type="string" calcext:value-type="string">
            <text:p>I <text:s/>S Shklovskiĭ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an Francisco : W.H. Freeman, ©1978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826631176" calcext:value-type="float">
            <text:p>826631176</text:p>
          </table:table-cell>
          <table:table-cell office:value-type="string" calcext:value-type="string">
            <text:p>Nannofossil biostratigraphy of the Solrød-2 well, Danish Basin</text:p>
          </table:table-cell>
          <table:table-cell office:value-type="string" calcext:value-type="string">
            <text:p>Emma Sheldon</text:p>
          </table:table-cell>
          <table:table-cell office:value-type="string" calcext:value-type="string">
            <text:p><text:s/>Jon R Ineson</text:p>
          </table:table-cell>
          <table:table-cell office:value-type="string" calcext:value-type="string">
            <text:p><text:s/>Paul Bown</text:p>
          </table:table-cell>
          <table:table-cell office:value-type="string" calcext:value-type="string">
            <text:p><text:s/>Danmark. Nationale Geologiske Undersøgelser for Danmark og Grønland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Copenhagen : GEUS, Geological Survey of Denmark and Greenland, 2012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</table:table-row>
        <table:table-row table:style-name="ro2">
          <table:table-cell office:value-type="float" office:value="839357611" calcext:value-type="float">
            <text:p>839357611</text:p>
          </table:table-cell>
          <table:table-cell office:value-type="string" calcext:value-type="string">
            <text:p>Fra chef til leder : de kommunale chefers muligheder for at være ledere i den offentlige kontekst : undersøgelse af lederroller i Solrød Kommune</text:p>
          </table:table-cell>
          <table:table-cell office:value-type="string" calcext:value-type="string">
            <text:p>Allan Jørgensen</text:p>
          </table:table-cell>
          <table:table-cell office:value-type="string" calcext:value-type="string">
            <text:p><text:s/>København Universitet. Institut for Statskundskab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Københavns Universitet, Institut for Statskundskab, 1996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747046446" calcext:value-type="float">
            <text:p>747046446</text:p>
          </table:table-cell>
          <table:table-cell office:value-type="string" calcext:value-type="string">
            <text:p>America in world history</text:p>
          </table:table-cell>
          <table:table-cell office:value-type="string" calcext:value-type="string">
            <text:p>Susan Crean</text:p>
          </table:table-cell>
          <table:table-cell office:value-type="string" calcext:value-type="string">
            <text:p><text:s/>Tom Lansford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.Y. : M.E. Sharpe, 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754961413" calcext:value-type="float">
            <text:p>754961413</text:p>
          </table:table-cell>
          <table:table-cell office:value-type="string" calcext:value-type="string">
            <text:p>Booms and busts : an encyclopedia of economic history from Tulipmania of the 1630s to the global financial crisis of the 21st century</text:p>
          </table:table-cell>
          <table:table-cell office:value-type="string" calcext:value-type="string">
            <text:p>James Ciment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Sharpe, ©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23523181" calcext:value-type="float">
            <text:p>823523181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Jo Nesbø</text:p>
          </table:table-cell>
          <table:table-cell office:value-type="string" calcext:value-type="string">
            <text:p><text:s/>Mads Ousdal</text:p>
          </table:table-cell>
          <table:table-cell office:value-type="string" calcext:value-type="string">
            <text:p><text:s/>Mads Martens</text:p>
          </table:table-cell>
          <table:table-cell/>
          <table:table-cell office:value-type="string" calcext:value-type="string">
            <text:p>挪威語（Norwegian）</text:p>
          </table:table-cell>
          <table:table-cell office:value-type="string" calcext:value-type="string">
            <text:p>video_dvd</text:p>
          </table:table-cell>
          <table:table-cell/>
          <table:table-cell office:value-type="string" calcext:value-type="string">
            <text:p>[Australia] : Reel DVD [distributor], 2012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/>
        </table:table-row>
        <table:table-row table:style-name="ro2">
          <table:table-cell office:value-type="float" office:value="873643307" calcext:value-type="float">
            <text:p>873643307</text:p>
          </table:table-cell>
          <table:table-cell office:value-type="string" calcext:value-type="string">
            <text:p>Solrækkehusene i Vonsild</text:p>
          </table:table-cell>
          <table:table-cell office:value-type="string" calcext:value-type="string">
            <text:p>Ole Balslev-Olsen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Ballerup : Cenergia Energy Consultants, 1997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457076283" calcext:value-type="float">
            <text:p>457076283</text:p>
          </table:table-cell>
          <table:table-cell office:value-type="string" calcext:value-type="string">
            <text:p>Social issues in America : an encyclopedia</text:p>
          </table:table-cell>
          <table:table-cell office:value-type="string" calcext:value-type="string">
            <text:p>James Ciment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Sharpe Reference, 2006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62117779" calcext:value-type="float">
            <text:p>762117779</text:p>
          </table:table-cell>
          <table:table-cell office:value-type="string" calcext:value-type="string">
            <text:p>Solrød nyt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Solrød Strand : Solrød Nyt, [2007]-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466212531" calcext:value-type="float">
            <text:p>466212531</text:p>
          </table:table-cell>
          <table:table-cell office:value-type="string" calcext:value-type="string">
            <text:p>Venstre i Solrød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 Stran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775599580" calcext:value-type="float">
            <text:p>775599580</text:p>
          </table:table-cell>
          <table:table-cell office:value-type="string" calcext:value-type="string">
            <text:p>The Civil War era and Reconstruction : an encyclopedia of social, political, cultural, and economic history</text:p>
          </table:table-cell>
          <table:table-cell office:value-type="string" calcext:value-type="string">
            <text:p>Mary Ellen Snodgrass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M.E. Sharpe, 2011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671239766" calcext:value-type="float">
            <text:p>671239766</text:p>
          </table:table-cell>
          <table:table-cell office:value-type="string" calcext:value-type="string">
            <text:p>Asian American history and culture</text:p>
          </table:table-cell>
          <table:table-cell office:value-type="string" calcext:value-type="string">
            <text:p>Huping Ling</text:p>
          </table:table-cell>
          <table:table-cell office:value-type="string" calcext:value-type="string">
            <text:p><text:s/>Allan W Austin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.Y. : Sharpe//Online Reference, 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643586701" calcext:value-type="float">
            <text:p>643586701</text:p>
          </table:table-cell>
          <table:table-cell office:value-type="string" calcext:value-type="string">
            <text:p>Sharpe--online reference. [Core references in U.S. history and culture]</text:p>
          </table:table-cell>
          <table:table-cell office:value-type="string" calcext:value-type="string">
            <text:p>Sharpe Reference (Firm)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continuing</text:p>
          </table:table-cell>
          <table:table-cell/>
          <table:table-cell office:value-type="string" calcext:value-type="string">
            <text:p>[Armonk, N.Y]. : M. E. Sharpe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95700161" calcext:value-type="float">
            <text:p>795700161</text:p>
          </table:table-cell>
          <table:table-cell office:value-type="string" calcext:value-type="string">
            <text:p>Solrød avis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Solrød Strand : Solrød Avis, 2009-2012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742364804" calcext:value-type="float">
            <text:p>742364804</text:p>
          </table:table-cell>
          <table:table-cell office:value-type="string" calcext:value-type="string">
            <text:p>Latino history and culture : an encyclopedia</text:p>
          </table:table-cell>
          <table:table-cell office:value-type="string" calcext:value-type="string">
            <text:p>David J Leonard</text:p>
          </table:table-cell>
          <table:table-cell office:value-type="string" calcext:value-type="string">
            <text:p><text:s/>Carmen R Lugo-Lugo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Sharpe Reference, 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2">
          <table:table-cell office:value-type="float" office:value="471643904" calcext:value-type="float">
            <text:p>471643904</text:p>
          </table:table-cell>
          <table:table-cell office:value-type="string" calcext:value-type="string">
            <text:p>Solrød kommune §3-arealer</text:p>
          </table:table-cell>
          <table:table-cell office:value-type="string" calcext:value-type="string">
            <text:p>Roskilde Amtskommune. Teknisk forvaltning. Vandmiljø- og Naturkontoret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Roskilde : Roskilde Amt. Teknisk forvaltning. Vandmiljø-og Naturkontoret, 1995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643341406" calcext:value-type="float">
            <text:p>643341406</text:p>
          </table:table-cell>
          <table:table-cell office:value-type="string" calcext:value-type="string">
            <text:p>Jahresbericht / Universitätsbibliothek Erlangen-Nürnberg</text:p>
          </table:table-cell>
          <table:table-cell office:value-type="string" calcext:value-type="string">
            <text:p>Universitätsbibliothek (Erlangen</text:p>
          </table:table-cell>
          <table:table-cell office:value-type="string" calcext:value-type="string">
            <text:p><text:s/>Nürnberg)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Erlangen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76673099" calcext:value-type="float">
            <text:p>476673099</text:p>
          </table:table-cell>
          <table:table-cell office:value-type="string" calcext:value-type="string">
            <text:p>Engen - sletten - skoven : landskabelig helhedsplan til boligbebyggelse ved Vaseeng i Solrød = The meadow - the plain - the forest</text:p>
          </table:table-cell>
          <table:table-cell office:value-type="string" calcext:value-type="string">
            <text:p>Carl-Johan Skibsted Andersen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_thsis</text:p>
          </table:table-cell>
          <table:table-cell/>
          <table:table-cell office:value-type="string" calcext:value-type="string">
            <text:p>[København] : Den Kgl. Veterinær- og Landbohøjskole, Center for Skov, Landskab og Planlægning, Sektion for Parker og Urbane Landskaber, 2006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46520556" calcext:value-type="float">
            <text:p>846520556</text:p>
          </table:table-cell>
          <table:table-cell office:value-type="string" calcext:value-type="string">
            <text:p>Lokalavisen for Solrød og omegn : lokalavis for Solrød, Havdrup, Karlstrup, Ølby, Lille Skensved og Karlslund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Solrø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468240888" calcext:value-type="float">
            <text:p>468240888</text:p>
          </table:table-cell>
          <table:table-cell office:value-type="string" calcext:value-type="string">
            <text:p>Vi så det ... ikke! : har 2 1/2-års besøg af sundhedsplejersken den effekt som ventet?</text:p>
          </table:table-cell>
          <table:table-cell office:value-type="string" calcext:value-type="string">
            <text:p>Solrød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olrød] : [Solrød Kommune], [1995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35403112" calcext:value-type="float">
            <text:p>835403112</text:p>
          </table:table-cell>
          <table:table-cell office:value-type="string" calcext:value-type="string">
            <text:p>En voldsom omvej : evaluering af en omdannet støjvold i Solrød</text:p>
          </table:table-cell>
          <table:table-cell office:value-type="string" calcext:value-type="string">
            <text:p>Charlotte Skau Pawlowski</text:p>
          </table:table-cell>
          <table:table-cell office:value-type="string" calcext:value-type="string">
            <text:p><text:s/>Syddansk Universitet. Institut for Idræt og Biomekanik</text:p>
          </table:table-cell>
          <table:table-cell office:value-type="string" calcext:value-type="string">
            <text:p><text:s/>God Omvej - Bevægelse i Lokalområdet (projekt)</text:p>
          </table:table-cell>
          <table:table-cell office:value-type="string" calcext:value-type="string">
            <text:p><text:s/>Charlotte Skau Pawlowski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Odense] : Syddansk Universitet, Institut for Idræt og Biomekanik, 2012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/>
        </table:table-row>
        <table:table-row table:style-name="ro2">
          <table:table-cell office:value-type="float" office:value="476639557" calcext:value-type="float">
            <text:p>476639557</text:p>
          </table:table-cell>
          <table:table-cell office:value-type="string" calcext:value-type="string">
            <text:p>Pas på svinget i Solrød </text:p>
          </table:table-cell>
          <table:table-cell office:value-type="string" calcext:value-type="string">
            <text:p>Bella donna</text:p>
          </table:table-cell>
          <table:table-cell office:value-type="string" calcext:value-type="string">
            <text:p>S Steensted</text:p>
          </table:table-cell>
          <table:table-cell office:value-type="string" calcext:value-type="string">
            <text:p><text:s/>M Mogensen</text:p>
          </table:table-cell>
          <table:table-cell office:value-type="string" calcext:value-type="string">
            <text:p><text:s/>Gasolin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CBS, 1976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</table:table-row>
        <table:table-row table:style-name="ro2">
          <table:table-cell office:value-type="float" office:value="61100413" calcext:value-type="float">
            <text:p>61100413</text:p>
          </table:table-cell>
          <table:table-cell office:value-type="string" calcext:value-type="string">
            <text:p>Ud over Solrød : en skoles arkitektur og billedkunst</text:p>
          </table:table-cell>
          <table:table-cell office:value-type="string" calcext:value-type="string">
            <text:p>Geert A Nielsen</text:p>
          </table:table-cell>
          <table:table-cell office:value-type="string" calcext:value-type="string">
            <text:p><text:s/>Jette Gustavsen</text:p>
          </table:table-cell>
          <table:table-cell office:value-type="string" calcext:value-type="string">
            <text:p><text:s/>et al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olrød Strand] : Solrød Gymnasium, 200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2">
          <table:table-cell office:value-type="float" office:value="468304067" calcext:value-type="float">
            <text:p>468304067</text:p>
          </table:table-cell>
          <table:table-cell office:value-type="string" calcext:value-type="string">
            <text:p>Kirkebog for Solrød Sogn 1752-1814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Brønshøj] : [Wodskou], [1994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776613202" calcext:value-type="float">
            <text:p>776613202</text:p>
          </table:table-cell>
          <table:table-cell office:value-type="string" calcext:value-type="string">
            <text:p>Encyclopedia of American social movements</text:p>
          </table:table-cell>
          <table:table-cell office:value-type="string" calcext:value-type="string">
            <text:p>Immanuel Ness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Sharpe Reference, 2004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60174021" calcext:value-type="float">
            <text:p>460174021</text:p>
          </table:table-cell>
          <table:table-cell office:value-type="string" calcext:value-type="string">
            <text:p>Hvem har glæde af økologisk forsøgsbyggeri? : en undersøgelse af konkrete og strukturelle aspekter i forbindelse med realiseringen af bæredygtigt almen boligbyggeri - med Solrækkehusene i Kolding som eksempel</text:p>
          </table:table-cell>
          <table:table-cell office:value-type="string" calcext:value-type="string">
            <text:p>Rasmus Brodersen</text:p>
          </table:table-cell>
          <table:table-cell office:value-type="string" calcext:value-type="string">
            <text:p><text:s/>Læreanstalternes Fælles Byplankursus 1997-1998. Gruppe 4</text:p>
          </table:table-cell>
          <table:table-cell office:value-type="string" calcext:value-type="string">
            <text:p><text:s/>Læreanstalternes Fælles Byplankursus 1997-1998</text:p>
          </table:table-cell>
          <table:table-cell office:value-type="string" calcext:value-type="string">
            <text:p><text:s/>et al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Læreanstalternes Fælles Byplankursus, 199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/>
        </table:table-row>
        <table:table-row table:style-name="ro2">
          <table:table-cell office:value-type="float" office:value="468239216" calcext:value-type="float">
            <text:p>468239216</text:p>
          </table:table-cell>
          <table:table-cell office:value-type="string" calcext:value-type="string">
            <text:p>Toftebo tidende</text:p>
          </table:table-cell>
          <table:table-cell office:value-type="string" calcext:value-type="string">
            <text:p>Solrød Kommunes Plejehjem Toftebo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table:style-name="ce1" office:value-type="string" calcext:value-type="string">
            <text:p>1978-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864382349" calcext:value-type="float">
            <text:p>864382349</text:p>
          </table:table-cell>
          <table:table-cell office:value-type="string" calcext:value-type="string">
            <text:p>High performance Drupal</text:p>
          </table:table-cell>
          <table:table-cell office:value-type="string" calcext:value-type="string">
            <text:p>Jeff Sheltren</text:p>
          </table:table-cell>
          <table:table-cell office:value-type="string" calcext:value-type="string">
            <text:p><text:s/>Narayan Newton</text:p>
          </table:table-cell>
          <table:table-cell office:value-type="string" calcext:value-type="string">
            <text:p><text:s/>Nathaniel Catchpole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ebastopol, CA : O'Reilly, [2014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2">
          <table:table-cell office:value-type="float" office:value="830253091" calcext:value-type="float">
            <text:p>830253091</text:p>
          </table:table-cell>
          <table:table-cell office:value-type="string" calcext:value-type="string">
            <text:p>Vandplanlægning i Solrød Kommune : en undersøgelse af ændringen af afstrømningen på grund af drikkevandseksport og spildevandsudledning fra Solrød Kommune</text:p>
          </table:table-cell>
          <table:table-cell office:value-type="string" calcext:value-type="string">
            <text:p>Lars Kristian Rudolph Hansen</text:p>
          </table:table-cell>
          <table:table-cell office:value-type="string" calcext:value-type="string">
            <text:p><text:s/>Københavns Universitet. Geografisk Institut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_thsis</text:p>
          </table:table-cell>
          <table:table-cell/>
          <table:table-cell office:value-type="string" calcext:value-type="string">
            <text:p>Kbh. : Geografisk Institut, Københavns Universitet, 2006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724603370" calcext:value-type="float">
            <text:p>724603370</text:p>
          </table:table-cell>
          <table:table-cell office:value-type="string" calcext:value-type="string">
            <text:p>American countercultures : an encyclopedia of nonconformists, alternative lifestyles, and radical ideas in U.S. history</text:p>
          </table:table-cell>
          <table:table-cell office:value-type="string" calcext:value-type="string">
            <text:p>Gina Renée Misiroglu</text:p>
          </table:table-cell>
          <table:table-cell office:value-type="string" calcext:value-type="string">
            <text:p><text:s/>Sharpe Online Reference.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.Y. : Sharpe Reference, 2009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2">
          <table:table-cell office:value-type="float" office:value="467088516" calcext:value-type="float">
            <text:p>467088516</text:p>
          </table:table-cell>
          <table:table-cell office:value-type="string" calcext:value-type="string">
            <text:p>Redegørelse for større ændringer i kommuneplanen</text:p>
          </table:table-cell>
          <table:table-cell office:value-type="string" calcext:value-type="string">
            <text:p>Solrød Kommune. Teknisk Forvaltning. Byplanafdelingen</text:p>
          </table:table-cell>
          <table:table-cell office:value-type="string" calcext:value-type="string">
            <text:p><text:s/>Andersen og Sattrup I/S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Solrød Kommune, 198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858031670" calcext:value-type="float">
            <text:p>858031670</text:p>
          </table:table-cell>
          <table:table-cell office:value-type="string" calcext:value-type="string">
            <text:p>Guide book</text:p>
          </table:table-cell>
          <table:table-cell office:value-type="string" calcext:value-type="string">
            <text:p>New England Intercollegiate Geological Conference,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web_digital</text:p>
          </table:table-cell>
          <table:table-cell table:number-columns-repeated="4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816513795" calcext:value-type="float">
            <text:p>816513795</text:p>
          </table:table-cell>
          <table:table-cell office:value-type="string" calcext:value-type="string">
            <text:p>Democratic, Republican and third parties in America : 1790s-2011</text:p>
          </table:table-cell>
          <table:table-cell office:value-type="string" calcext:value-type="string">
            <text:p>Tom Lansford</text:p>
          </table:table-cell>
          <table:table-cell office:value-type="string" calcext:value-type="string">
            <text:p><text:s/>James Ciment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[Armonk, NY] : M.E. Sharpe, 201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798535934" calcext:value-type="float">
            <text:p>798535934</text:p>
          </table:table-cell>
          <table:table-cell office:value-type="string" calcext:value-type="string">
            <text:p>Ruby on Rails 3.1 Expertenwissen : Eine praxisorientierte Einführung in die Entwicklung mit Ruby on Rails.</text:p>
          </table:table-cell>
          <table:table-cell office:value-type="string" calcext:value-type="string">
            <text:p>Stefan Sprenger</text:p>
          </table:table-cell>
          <table:table-cell office:value-type="string" calcext:value-type="string">
            <text:p><text:s/>Kieran Hayes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dpunkt.verlag, 2012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76394778" calcext:value-type="float">
            <text:p>476394778</text:p>
          </table:table-cell>
          <table:table-cell office:value-type="string" calcext:value-type="string">
            <text:p>Fælleskommunal affaldsbehandling, Roskilde : kommunerne: Bramsnæs, Greve, Gundsø, Hvalsø, Køge, Lejre, Ramsø, Roskilde, Skovbo, Solrød, Vallø : teknisk og økonomisk redegørelse</text:p>
          </table:table-cell>
          <table:table-cell office:value-type="string" calcext:value-type="string">
            <text:p>Miljøudvalget for kommuner i Roskilde amt. Underudvalget for fast affald.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Roskilde, 197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800180759" calcext:value-type="float">
            <text:p>800180759</text:p>
          </table:table-cell>
          <table:table-cell office:value-type="string" calcext:value-type="string">
            <text:p>Sports in America</text:p>
          </table:table-cell>
          <table:table-cell office:value-type="string" calcext:value-type="string">
            <text:p>Steven A Riess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Y : M.E. Sharpe, 2011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68219175" calcext:value-type="float">
            <text:p>468219175</text:p>
          </table:table-cell>
          <table:table-cell office:value-type="string" calcext:value-type="string">
            <text:p>Lokalavisen Sydkysten, Weekend : Solrød, Karlslunde, Greve, Tune, Ishøj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Greve : Lokalavisen Sydkysten, 1995-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894939971" calcext:value-type="float">
            <text:p>894939971</text:p>
          </table:table-cell>
          <table:table-cell office:value-type="string" calcext:value-type="string">
            <text:p>Solrød Bibliotek : biblioteksplan 1987-1998</text:p>
          </table:table-cell>
          <table:table-cell office:value-type="string" calcext:value-type="string">
            <text:p>Solrød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olrød] : [Solrød kommune], [1986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867075394" calcext:value-type="float">
            <text:p>867075394</text:p>
          </table:table-cell>
          <table:table-cell office:value-type="string" calcext:value-type="string">
            <text:p>Web Crawling and Data Mining with Apache Nutch</text:p>
          </table:table-cell>
          <table:table-cell office:value-type="string" calcext:value-type="string">
            <text:p>Dr Zakir Laliwala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Packt Publishing, 201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853238550" calcext:value-type="float">
            <text:p>853238550</text:p>
          </table:table-cell>
          <table:table-cell office:value-type="string" calcext:value-type="string">
            <text:p>Alfresco 4 Enterprise Content Management Implementation</text:p>
          </table:table-cell>
          <table:table-cell office:value-type="string" calcext:value-type="string">
            <text:p>Munwar Shariff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UK : Packt Publishing, 201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671236263" calcext:value-type="float">
            <text:p>671236263</text:p>
          </table:table-cell>
          <table:table-cell office:value-type="string" calcext:value-type="string">
            <text:p>Encyclopedia of conflicts since World War II</text:p>
          </table:table-cell>
          <table:table-cell office:value-type="string" calcext:value-type="string">
            <text:p>James Ciment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Armonk, N.Y. : Sharpe//Online Reference, 2010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76220100" calcext:value-type="float">
            <text:p>876220100</text:p>
          </table:table-cell>
          <table:table-cell office:value-type="string" calcext:value-type="string">
            <text:p>Aktivisten. Aktivitetscenterets blad med informationer til alle pensionister/efterlønsmodtagere i Solrød Kommun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 Stran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798843811" calcext:value-type="float">
            <text:p>798843811</text:p>
          </table:table-cell>
          <table:table-cell office:value-type="string" calcext:value-type="string">
            <text:p>World terrorism : an encyclopedia of political violence from ancient times to the post-9/11 era</text:p>
          </table:table-cell>
          <table:table-cell office:value-type="string" calcext:value-type="string">
            <text:p>James Ciment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[Armonk, NY] : M.E. Sharpe, 2011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872471746" calcext:value-type="float">
            <text:p>872471746</text:p>
          </table:table-cell>
          <table:table-cell office:value-type="string" calcext:value-type="string">
            <text:p>Biodegradation of 2,4-dichlorophenol in sequencing batch anaerobic reactors.</text:p>
          </table:table-cell>
          <table:table-cell office:value-type="string" calcext:value-type="string">
            <text:p>Yisu Zeng</text:p>
          </table:table-cell>
          <table:table-cell office:value-type="string" calcext:value-type="string">
            <text:p><text:s/>University of Ottawa. Dept. of Civil Engineering.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thsis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73941039" calcext:value-type="float">
            <text:p>873941039</text:p>
          </table:table-cell>
          <table:table-cell office:value-type="string" calcext:value-type="string">
            <text:p>Aktivisten. Aktivitetscenterets blad med informationer til alle pensionister/efterlønsmodt. i Solrød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 Stran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872207222" calcext:value-type="float">
            <text:p>872207222</text:p>
          </table:table-cell>
          <table:table-cell office:value-type="string" calcext:value-type="string">
            <text:p>Budget ... og budgetoverslag for ... / Solrød Kommun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488400901" calcext:value-type="float">
            <text:p>488400901</text:p>
          </table:table-cell>
          <table:table-cell office:value-type="string" calcext:value-type="string">
            <text:p>Planstrategi 2007 : oplæg til det kommende kommuneplanarbejde</text:p>
          </table:table-cell>
          <table:table-cell office:value-type="string" calcext:value-type="string">
            <text:p>Solrød Kommune. Byrådet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Solrød Kommune, Byrådet, 2007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75304431" calcext:value-type="float">
            <text:p>775304431</text:p>
          </table:table-cell>
          <table:table-cell office:value-type="string" calcext:value-type="string">
            <text:p>Lev lokalt bugtbladet, Greve, Solrød, Køg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[Danmark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876295210" calcext:value-type="float">
            <text:p>876295210</text:p>
          </table:table-cell>
          <table:table-cell office:value-type="string" calcext:value-type="string">
            <text:p>Kommuneplan 2013-2025. Hovedstruktur</text:p>
          </table:table-cell>
          <table:table-cell office:value-type="string" calcext:value-type="string">
            <text:p>Solrød Kommune. Teknik og Miljø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. l.] : Solrød Kommune, 2013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645400553" calcext:value-type="float">
            <text:p>645400553</text:p>
          </table:table-cell>
          <table:table-cell office:value-type="string" calcext:value-type="string">
            <text:p>Das Forschungsjahr / Deutsches Jugendinstitut</text:p>
          </table:table-cell>
          <table:table-cell office:value-type="string" calcext:value-type="string">
            <text:p>Deutsches Jugendinstitut (München)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jrnl_digital</text:p>
          </table:table-cell>
          <table:table-cell/>
          <table:table-cell office:value-type="string" calcext:value-type="string">
            <text:p>München Deutsches Jugendinstitut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461588606" calcext:value-type="float">
            <text:p>461588606</text:p>
          </table:table-cell>
          <table:table-cell office:value-type="string" calcext:value-type="string">
            <text:p>Jubilæumsskrift : Solrød Lokalhistoriske Forening</text:p>
          </table:table-cell>
          <table:table-cell office:value-type="string" calcext:value-type="string">
            <text:p>Knud Jørgensen</text:p>
          </table:table-cell>
          <table:table-cell office:value-type="string" calcext:value-type="string">
            <text:p><text:s/>et al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olrød] : Solrød Lokalhistoriske Forening, 2000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83959141" calcext:value-type="float">
            <text:p>783959141</text:p>
          </table:table-cell>
          <table:table-cell office:value-type="string" calcext:value-type="string">
            <text:p>Baldersbæk, Ishøj-Havbogårdsvej, Solrød</text:p>
          </table:table-cell>
          <table:table-cell office:value-type="string" calcext:value-type="string">
            <text:p>København-Ringsted projektet</text:p>
          </table:table-cell>
          <table:table-cell office:value-type="string" calcext:value-type="string">
            <text:p><text:s/>Danmark. Trafikstyrelsen for Jernbane og Færger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Trafikstyrelsen for Jernbane og Færger, 200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224018031" calcext:value-type="float">
            <text:p>224018031</text:p>
          </table:table-cell>
          <table:table-cell office:value-type="string" calcext:value-type="string">
            <text:p>Contemporary challenges and implications for leaders in frontline human service organisations : research report</text:p>
          </table:table-cell>
          <table:table-cell office:value-type="string" calcext:value-type="string">
            <text:p>P <text:s/>A Duignan</text:p>
          </table:table-cell>
          <table:table-cell office:value-type="string" calcext:value-type="string">
            <text:p><text:s/>et al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trathfield, NSW : Flagship for Catholic Educational Leadership, ACU National, 200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61348073" calcext:value-type="float">
            <text:p>761348073</text:p>
          </table:table-cell>
          <table:table-cell office:value-type="string" calcext:value-type="string">
            <text:p>Klimaplan for Solrød Kommune 2010-2025</text:p>
          </table:table-cell>
          <table:table-cell office:value-type="string" calcext:value-type="string">
            <text:p>Solrød Kommune. Teknisk Administration; Roskilde Universitet, (Institut for Miljø, Samfund og Rumlig Forandring);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Strand : Solrød Kommune, Teknisk Administration, [2009]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2">
          <table:table-cell office:value-type="float" office:value="475299429" calcext:value-type="float">
            <text:p>475299429</text:p>
          </table:table-cell>
          <table:table-cell office:value-type="string" calcext:value-type="string">
            <text:p>Kommuneplan : tema om by- og boligudbygning</text:p>
          </table:table-cell>
          <table:table-cell office:value-type="string" calcext:value-type="string">
            <text:p>Solrød Kommun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Solrød Kommune, 1997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823716149" calcext:value-type="float">
            <text:p>823716149</text:p>
          </table:table-cell>
          <table:table-cell office:value-type="string" calcext:value-type="string">
            <text:p>Vi baner vejen for bedre trafikforbindelser : trafikale konsekvenser for dig i anlægsfasen : anlæg af Den nye bane København-Ringsted over Køge : udbygning af Køge Bugt Motorvejen mellem Greve Syd og Solrød Syd</text:p>
          </table:table-cell>
          <table:table-cell office:value-type="string" calcext:value-type="string">
            <text:p>Vejdirektoratet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Vejdirektoratet ; Brøndby : Banedanmark, 2012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88404849" calcext:value-type="float">
            <text:p>488404849</text:p>
          </table:table-cell>
          <table:table-cell office:value-type="string" calcext:value-type="string">
            <text:p>Friluftsliv i Greve, Lejre, Roskilde og Solrød Kommuner</text:p>
          </table:table-cell>
          <table:table-cell office:value-type="string" calcext:value-type="string">
            <text:p>Friluftsrådet</text:p>
          </table:table-cell>
          <table:table-cell office:value-type="string" calcext:value-type="string">
            <text:p><text:s/>Friluftsrådet. Kreds Roskild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Friluftsrådets sekretariat ; Hvalsø : Friluftsrådets kreds Roskilde, 200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2">
          <table:table-cell office:value-type="float" office:value="468067918" calcext:value-type="float">
            <text:p>468067918</text:p>
          </table:table-cell>
          <table:table-cell office:value-type="string" calcext:value-type="string">
            <text:p>Gymnasten : medlemsblad for Solrød Gymnastikforening</text:p>
          </table:table-cell>
          <table:table-cell office:value-type="string" calcext:value-type="string">
            <text:p>Solrød Gymnastikforening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19??-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1">
          <table:table-cell office:value-type="float" office:value="887726538" calcext:value-type="float">
            <text:p>887726538</text:p>
          </table:table-cell>
          <table:table-cell office:value-type="string" calcext:value-type="string">
            <text:p>Brücken in Holz: Möglichkeiten und Grenzen = Ponts en bois: opportunités et limites = Timber bridges: potentialities and limits</text:p>
          </table:table-cell>
          <table:table-cell office:value-type="string" calcext:value-type="string">
            <text:p>Rolf Bachofner; Jürg Conzett; Conzett, Bronzini, Gartmann.; Schweiz. Bundesamt für Strassen.; Schweiz. Arbeitsgruppe Brückenforschung.;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Bern] : Eidgenössisches Departement für Umwelt, Verkehr, Energie und Kommunikation UVEK, Bundesamt für Strassen, 2013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4"/>
        </table:table-row>
        <table:table-row table:style-name="ro1">
          <table:table-cell office:value-type="float" office:value="758374734" calcext:value-type="float">
            <text:p>758374734</text:p>
          </table:table-cell>
          <table:table-cell office:value-type="string" calcext:value-type="string">
            <text:p>Analyzing the next-generation catalog</text:p>
          </table:table-cell>
          <table:table-cell office:value-type="string" calcext:value-type="string">
            <text:p>Andrew Nagy</text:p>
          </table:table-cell>
          <table:table-cell office:value-type="string" calcext:value-type="string">
            <text:p><text:s/>ALA TechSource.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Chicago, IL : ALA TechSource, 2011.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475299471" calcext:value-type="float">
            <text:p>475299471</text:p>
          </table:table-cell>
          <table:table-cell office:value-type="string" calcext:value-type="string">
            <text:p>Kommuneplan : Tema om vindmøller</text:p>
          </table:table-cell>
          <table:table-cell office:value-type="string" calcext:value-type="string">
            <text:p>Solrød Kommune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olrød : Solrød Kommune, 1997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3"/>
        </table:table-row>
        <table:table-row table:style-name="ro2">
          <table:table-cell office:value-type="float" office:value="783959170" calcext:value-type="float">
            <text:p>783959170</text:p>
          </table:table-cell>
          <table:table-cell office:value-type="string" calcext:value-type="string">
            <text:p>Havbogårdsvej, Solrød-Salbyvej, Ejby</text:p>
          </table:table-cell>
          <table:table-cell office:value-type="string" calcext:value-type="string">
            <text:p>København-Ringsted projektet</text:p>
          </table:table-cell>
          <table:table-cell office:value-type="string" calcext:value-type="string">
            <text:p><text:s/>Danmark. Trafikstyrelsen for Jernbane og Færger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Kbh. : Trafikstyrelsen for Jernbane og Færger, 2008</text:p>
          </table:table-cell>
          <table:table-cell table:number-columns-repeated="2"/>
          <table:table-cell table:style-name="ce1" office:value-type="string" calcext:value-type="string">
            <text:p>2014-12-14 04:38</text:p>
          </table:table-cell>
          <table:table-cell table:number-columns-repeated="2"/>
        </table:table-row>
        <table:table-row table:style-name="ro1">
          <table:table-cell office:value-type="float" office:value="873859036" calcext:value-type="float">
            <text:p>873859036</text:p>
          </table:table-cell>
          <table:table-cell office:value-type="string" calcext:value-type="string">
            <text:p>Solr 1.4 enterprise search server : enhance your search with faceted navigation, result highlighting, fuzzy queries, ranked scoring, and more. - Includes index. - Description based on print version record</text:p>
          </table:table-cell>
          <table:table-cell office:value-type="string" calcext:value-type="string">
            <text:p>David Smiley</text:p>
          </table:table-cell>
          <table:table-cell office:value-type="string" calcext:value-type="string">
            <text:p><text:s/>Eric Pugh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compfile_digital</text:p>
          </table:table-cell>
          <table:table-cell/>
          <table:table-cell office:value-type="string" calcext:value-type="string">
            <text:p>Birmingham, U.K. : Packt Pub., 2009.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3"/>
        </table:table-row>
        <table:table-row table:style-name="ro1">
          <table:table-cell office:value-type="float" office:value="744652884" calcext:value-type="float">
            <text:p>744652884</text:p>
          </table:table-cell>
          <table:table-cell office:value-type="string" calcext:value-type="string">
            <text:p>Real-time searching of big data with Solr and Hadoop</text:p>
          </table:table-cell>
          <table:table-cell office:value-type="string" calcext:value-type="string">
            <text:p>Ron Cope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video_digital</text:p>
          </table:table-cell>
          <table:table-cell/>
          <table:table-cell office:value-type="string" calcext:value-type="string">
            <text:p>[United States?] : O'Reilly Media, 2011.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862652382" calcext:value-type="float">
            <text:p>862652382</text:p>
          </table:table-cell>
          <table:table-cell office:value-type="string" calcext:value-type="string">
            <text:p>Real time searching of big data using Hadoop, Lucene, and Solr</text:p>
          </table:table-cell>
          <table:table-cell office:value-type="string" calcext:value-type="string">
            <text:p>Dibyendu Bhattacharya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Hopkinton, Mass.] : EMC Corp., 2012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818849373" calcext:value-type="float">
            <text:p>818849373</text:p>
          </table:table-cell>
          <table:table-cell office:value-type="string" calcext:value-type="string">
            <text:p>Apache Solr Secrets To Acing The Exam and Successful Finding And Landing Your Next Apache Solr Certified Job</text:p>
          </table:table-cell>
          <table:table-cell office:value-type="string" calcext:value-type="string">
            <text:p>Dennis Cummings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Dayboro : Emereo Pub., 2012.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851970680" calcext:value-type="float">
            <text:p>851970680</text:p>
          </table:table-cell>
          <table:table-cell office:value-type="string" calcext:value-type="string">
            <text:p>Liferay Portal Performance</text:p>
          </table:table-cell>
          <table:table-cell office:value-type="string" calcext:value-type="string">
            <text:p>Samir Bhatt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lishing, 2013.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867835171" calcext:value-type="float">
            <text:p>867835171</text:p>
          </table:table-cell>
          <table:table-cell office:value-type="string" calcext:value-type="string">
            <text:p>Free search engine software : apache solr, compass project, dataparksearch, docfetcher, grub</text:p>
          </table:table-cell>
          <table:table-cell office:value-type="string" calcext:value-type="string">
            <text:p>Source Wikipedia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.l.] : University-Press Org, 2013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775856776" calcext:value-type="float">
            <text:p>775856776</text:p>
          </table:table-cell>
          <table:table-cell office:value-type="string" calcext:value-type="string">
            <text:p>Information Retrieval mit Apache Lucene : Analyse und Entwicklung einer benutzerbeeinflussbaren Produktsuche auf Basis von Lucene und Solr</text:p>
          </table:table-cell>
          <table:table-cell office:value-type="string" calcext:value-type="string">
            <text:p>Steffen Baumgart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aarbrücken : VDM Verl. Müller, 2011.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2">
          <table:table-cell office:value-type="float" office:value="465742178" calcext:value-type="float">
            <text:p>465742178</text:p>
          </table:table-cell>
          <table:table-cell office:value-type="string" calcext:value-type="string">
            <text:p>Omkring Havdrup - Solrød - Køge Bugt</text:p>
          </table:table-cell>
          <table:table-cell office:value-type="string" calcext:value-type="string">
            <text:p>F Skovby Mikkelsen</text:p>
          </table:table-cell>
          <table:table-cell office:value-type="string" calcext:value-type="string">
            <text:p><text:s/>Helge Andersen</text:p>
          </table:table-cell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olrød Strand] : Eget forlag : [eksp. Helge Andersen], [1980]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3"/>
        </table:table-row>
        <table:table-row table:style-name="ro2">
          <table:table-cell office:value-type="float" office:value="463720058" calcext:value-type="float">
            <text:p>463720058</text:p>
          </table:table-cell>
          <table:table-cell table:number-columns-repeated="2" office:value-type="string" calcext:value-type="string">
            <text:p>Solrød Lokalhistoriske Forening.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jrnl</text:p>
          </table:table-cell>
          <table:table-cell/>
          <table:table-cell office:value-type="string" calcext:value-type="string">
            <text:p>Solrød Strand : Solrød Lokalhistoriske Forening, [1977]-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3"/>
        </table:table-row>
        <table:table-row table:style-name="ro2">
          <table:table-cell office:value-type="float" office:value="465621177" calcext:value-type="float">
            <text:p>465621177</text:p>
          </table:table-cell>
          <table:table-cell office:value-type="string" calcext:value-type="string">
            <text:p>Fra sommerland til bysamfund : Solrød Strands grundejerforening 1917-1967</text:p>
          </table:table-cell>
          <table:table-cell/>
          <table:table-cell office:value-type="string" calcext:value-type="string">
            <text:p>丹麥語（Danish）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(Kbh.), 1967</text:p>
          </table:table-cell>
          <table:table-cell table:number-columns-repeated="2"/>
          <table:table-cell table:style-name="ce1" office:value-type="string" calcext:value-type="string">
            <text:p>2014-12-14 04:37</text:p>
          </table:table-cell>
          <table:table-cell table:number-columns-repeated="4"/>
        </table:table-row>
        <table:table-row table:style-name="ro1">
          <table:table-cell office:value-type="float" office:value="847948441" calcext:value-type="float">
            <text:p>847948441</text:p>
          </table:table-cell>
          <table:table-cell office:value-type="string" calcext:value-type="string">
            <text:p>Instant Apache Solr for Indexing Data How-to</text:p>
          </table:table-cell>
          <table:table-cell office:value-type="string" calcext:value-type="string">
            <text:p>Alexandre Rafalovitch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Packt Publishing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74965998" calcext:value-type="float">
            <text:p>874965998</text:p>
          </table:table-cell>
          <table:table-cell office:value-type="string" calcext:value-type="string">
            <text:p>Apache Solr High Performance</text:p>
          </table:table-cell>
          <table:table-cell office:value-type="string" calcext:value-type="string">
            <text:p>Surendra Mohan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lishing, 2014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60923146" calcext:value-type="float">
            <text:p>860923146</text:p>
          </table:table-cell>
          <table:table-cell office:value-type="string" calcext:value-type="string">
            <text:p>Administrating Solr</text:p>
          </table:table-cell>
          <table:table-cell office:value-type="string" calcext:value-type="string">
            <text:p>Surendra Mohan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Packt Publishing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85019803" calcext:value-type="float">
            <text:p>885019803</text:p>
          </table:table-cell>
          <table:table-cell office:value-type="string" calcext:value-type="string">
            <text:p>Scaling Apache Solr</text:p>
          </table:table-cell>
          <table:table-cell office:value-type="string" calcext:value-type="string">
            <text:p>Hrishikesh Vijay Karambelkar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lishing, 2014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490988541" calcext:value-type="float">
            <text:p>490988541</text:p>
          </table:table-cell>
          <table:table-cell office:value-type="string" calcext:value-type="string">
            <text:p>Solr 1.4 Enterprise Search Server : enhance your search with faceted navigation, result highlighting, fuzzy queries, ranked scoring, and more</text:p>
          </table:table-cell>
          <table:table-cell office:value-type="string" calcext:value-type="string">
            <text:p>David Smiley</text:p>
          </table:table-cell>
          <table:table-cell office:value-type="string" calcext:value-type="string">
            <text:p><text:s/>Eric Pugh</text:p>
          </table:table-cell>
          <table:table-cell office:value-type="string" calcext:value-type="string">
            <text:p><text:s/>James Brady</text:p>
          </table:table-cell>
          <table:table-cell office:value-type="string" calcext:value-type="string">
            <text:p><text:s/>Jerome Eteve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UK : Packt Pub., 2009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/>
        </table:table-row>
        <table:table-row table:style-name="ro1">
          <table:table-cell office:value-type="float" office:value="830813834" calcext:value-type="float">
            <text:p>830813834</text:p>
          </table:table-cell>
          <table:table-cell office:value-type="string" calcext:value-type="string">
            <text:p>Solr in action</text:p>
          </table:table-cell>
          <table:table-cell office:value-type="string" calcext:value-type="string">
            <text:p>Trey Grainger</text:p>
          </table:table-cell>
          <table:table-cell office:value-type="string" calcext:value-type="string">
            <text:p><text:s/>Timothy Potter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Shelter Island, NY : Manning, 2014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3"/>
        </table:table-row>
        <table:table-row table:style-name="ro1">
          <table:table-cell office:value-type="float" office:value="757519381" calcext:value-type="float">
            <text:p>757519381</text:p>
          </table:table-cell>
          <table:table-cell office:value-type="string" calcext:value-type="string">
            <text:p>Apache Solr 3.1 cookbook</text:p>
          </table:table-cell>
          <table:table-cell office:value-type="string" calcext:value-type="string">
            <text:p>Rafał Kuć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UK : Packt Pub., 2011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42846325" calcext:value-type="float">
            <text:p>842846325</text:p>
          </table:table-cell>
          <table:table-cell office:value-type="string" calcext:value-type="string">
            <text:p>Apache Solr 4 cookbook</text:p>
          </table:table-cell>
          <table:table-cell office:value-type="string" calcext:value-type="string">
            <text:p>Rafał Kuć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UK : Packt Pub.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57712339" calcext:value-type="float">
            <text:p>857712339</text:p>
          </table:table-cell>
          <table:table-cell office:value-type="string" calcext:value-type="string">
            <text:p>Scaling Big Data with Hadoop and Solr</text:p>
          </table:table-cell>
          <table:table-cell office:value-type="string" calcext:value-type="string">
            <text:p>Hrishikesh Karambelkar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Packt Publishing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67316995" calcext:value-type="float">
            <text:p>867316995</text:p>
          </table:table-cell>
          <table:table-cell office:value-type="string" calcext:value-type="string">
            <text:p>Apache Solr Beginner's Guide</text:p>
          </table:table-cell>
          <table:table-cell office:value-type="string" calcext:value-type="string">
            <text:p>Alfredo Serafini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lishing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94301283" calcext:value-type="float">
            <text:p>894301283</text:p>
          </table:table-cell>
          <table:table-cell office:value-type="string" calcext:value-type="string">
            <text:p>Pro apache solr : building scalable search solutions.</text:p>
          </table:table-cell>
          <table:table-cell/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S.l.] : Apress, 2015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774288834" calcext:value-type="float">
            <text:p>774288834</text:p>
          </table:table-cell>
          <table:table-cell office:value-type="string" calcext:value-type="string">
            <text:p>Apache Solr 3 Enterprise Search Server : enhance your search with faceted navigation, result highlighting, relevancy ranked sorting, and more</text:p>
          </table:table-cell>
          <table:table-cell office:value-type="string" calcext:value-type="string">
            <text:p>David Smiley</text:p>
          </table:table-cell>
          <table:table-cell office:value-type="string" calcext:value-type="string">
            <text:p><text:s/>Eric Pugh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., 2011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3"/>
        </table:table-row>
        <table:table-row table:style-name="ro1">
          <table:table-cell office:value-type="float" office:value="876417678" calcext:value-type="float">
            <text:p>876417678</text:p>
          </table:table-cell>
          <table:table-cell office:value-type="string" calcext:value-type="string">
            <text:p>Einführung in Apache Solr : [Praxiseinstieg in die innovative Suchtechnologie]</text:p>
          </table:table-cell>
          <table:table-cell office:value-type="string" calcext:value-type="string">
            <text:p>Markus Klose</text:p>
          </table:table-cell>
          <table:table-cell office:value-type="string" calcext:value-type="string">
            <text:p><text:s/>Daniel Wrigley</text:p>
          </table:table-cell>
          <table:table-cell office:value-type="string" calcext:value-type="string">
            <text:p>德文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Beijing [u.a.] : O'Reilly, 2014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3"/>
        </table:table-row>
        <table:table-row table:style-name="ro1">
          <table:table-cell office:value-type="float" office:value="753700915" calcext:value-type="float">
            <text:p>753700915</text:p>
          </table:table-cell>
          <table:table-cell office:value-type="string" calcext:value-type="string">
            <text:p>Apache Solr 3.1 cookbook : over 100 recipes to discover new ways to work with Apache's enterprise search server</text:p>
          </table:table-cell>
          <table:table-cell office:value-type="string" calcext:value-type="string">
            <text:p>Rafal Kuc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Ala. : Packt Publ., 2011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746229856" calcext:value-type="float">
            <text:p>746229856</text:p>
          </table:table-cell>
          <table:table-cell office:value-type="string" calcext:value-type="string">
            <text:p>Solr 3.1 Cookbook</text:p>
          </table:table-cell>
          <table:table-cell office:value-type="string" calcext:value-type="string">
            <text:p>Rafał Kuc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Birmingham [u.a.] : Packt Publ., 2011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69833410" calcext:value-type="float">
            <text:p>869833410</text:p>
          </table:table-cell>
          <table:table-cell office:value-type="string" calcext:value-type="string">
            <text:p>Apache Solr PHP integration : build a fully-featured and scalable search application using PHP to unlock the search functions provided by Solr</text:p>
          </table:table-cell>
          <table:table-cell office:value-type="string" calcext:value-type="string">
            <text:p>Jayant Kumar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, UK : Packt Pub.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746603084" calcext:value-type="float">
            <text:p>746603084</text:p>
          </table:table-cell>
          <table:table-cell office:value-type="string" calcext:value-type="string">
            <text:p>Solr 1.4 Enterprise Search Server</text:p>
          </table:table-cell>
          <table:table-cell office:value-type="string" calcext:value-type="string">
            <text:p>David Smiley, Eric Pugh.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Packt Pub. 2009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34573685" calcext:value-type="float">
            <text:p>834573685</text:p>
          </table:table-cell>
          <table:table-cell office:value-type="string" calcext:value-type="string">
            <text:p>Apache Solr 4 cookbook : over 100 recipes to make Apache Solr faster, more reliable, and return better results</text:p>
          </table:table-cell>
          <table:table-cell office:value-type="string" calcext:value-type="string">
            <text:p>Rafał Kuć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_digital</text:p>
          </table:table-cell>
          <table:table-cell/>
          <table:table-cell office:value-type="string" calcext:value-type="string">
            <text:p>Birmingham : Packt Pub.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62757857" calcext:value-type="float">
            <text:p>862757857</text:p>
          </table:table-cell>
          <table:table-cell office:value-type="string" calcext:value-type="string">
            <text:p>Lucene and Solr</text:p>
          </table:table-cell>
          <table:table-cell office:value-type="string" calcext:value-type="string">
            <text:p>Lajos Moczar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Boston : Addison-Wesley, 2014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4"/>
        </table:table-row>
        <table:table-row table:style-name="ro1">
          <table:table-cell office:value-type="float" office:value="827267981" calcext:value-type="float">
            <text:p>827267981</text:p>
          </table:table-cell>
          <table:table-cell office:value-type="string" calcext:value-type="string">
            <text:p>Lucene and Solr : the definitive guide : the comprehensive guide to Lucene and Solr for realtime big data</text:p>
          </table:table-cell>
          <table:table-cell office:value-type="string" calcext:value-type="string">
            <text:p>Jason Rutherglen</text:p>
          </table:table-cell>
          <table:table-cell office:value-type="string" calcext:value-type="string">
            <text:p><text:s/>Ryan Tabora</text:p>
          </table:table-cell>
          <table:table-cell office:value-type="string" calcext:value-type="string">
            <text:p><text:s/>Jack Krupansky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Beijing : O'Reilly, 2013.</text:p>
          </table:table-cell>
          <table:table-cell table:number-columns-repeated="2"/>
          <table:table-cell table:style-name="ce1" office:value-type="string" calcext:value-type="string">
            <text:p>2014-12-14 04: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30T01:46:01.734823677</dc:date>
    <meta:editing-duration>PT14S</meta:editing-duration>
    <meta:editing-cycles>3</meta:editing-cycles>
    <meta:document-statistic meta:table-count="1" meta:cell-count="746" meta:object-count="0"/>
  </office:meta>
</office:document-meta>
</file>